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ro8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ascular leav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vascular leaves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, fresh flowers, and/or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ruits that have been abscised or removed by an herbivore and/or the number of ripe fruits on a {whole plant}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 female/seed cones (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emale/seed cones (ripe megasporangiate strobili) that have been abscised or removed by an herbivore and/or the number of ripe female/seed cones on a {whole plant}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6:32:47.41524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6:34:19.272116223</dc:date>
    <dc:creator>Brian </dc:creator>
    <meta:editing-duration>P20DT12H58M47S</meta:editing-duration>
    <meta:editing-cycles>60</meta:editing-cycles>
    <meta:generator>LibreOffice/5.1.4.2$Linux_X86_64 LibreOffice_project/10m0$Build-2</meta:generator>
    <meta:document-statistic meta:table-count="1" meta:cell-count="165" meta:object-count="0"/>
  </office:meta>
</office:document-meta>
</file>